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18cm" fo:margin-left="-0.123cm" table:align="left" style:writing-mode="lr-tb"/>
    </style:style>
    <style:style style:name="Tabla1.A" style:family="table-column">
      <style:table-column-properties style:column-width="1.843cm"/>
    </style:style>
    <style:style style:name="Tabla1.B" style:family="table-column">
      <style:table-column-properties style:column-width="14.175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New Roman1" fo:font-size="12pt" style:font-size-asian="12pt" style:font-name-complex="Times New Roman1" style:font-size-complex="12pt"/>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angría_20_2_20_de_20_t._20_independiente">
      <style:paragraph-properties fo:margin-left="6.535cm" fo:margin-right="0cm" fo:text-indent="-6.562cm" style:auto-text-indent="false"/>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fo:language="es" fo:country="ES"/>
    </style:style>
    <style:style style:name="P13" style:family="paragraph" style:parent-style-name="Text_20_body">
      <style:paragraph-properties fo:text-align="start" style:justify-single-word="false"/>
      <style:text-properties fo:language="es" fo:country="MX"/>
    </style:style>
    <style:style style:name="P14" style:family="paragraph" style:parent-style-name="Text_20_body">
      <style:paragraph-properties fo:margin-left="0cm" fo:margin-right="0cm" fo:text-indent="0.501cm" style:auto-text-indent="false"/>
    </style:style>
    <style:style style:name="P15" style:family="paragraph" style:parent-style-name="Standard">
      <style:paragraph-properties fo:margin-left="6.35cm" fo:margin-right="0cm" fo:text-align="justify" style:justify-single-word="false" fo:text-indent="-6.391cm" style:auto-text-indent="false">
        <style:tab-stops/>
      </style:paragraph-properties>
      <style:text-properties style:font-name="Times New Roman1" fo:font-size="12pt" style:font-size-asian="12pt" style:font-name-complex="Times New Roman1" style:font-size-complex="12pt"/>
    </style:style>
    <style:style style:name="P16" style:family="paragraph" style:parent-style-name="Standard">
      <style:paragraph-properties fo:margin-left="0cm" fo:margin-right="0cm" fo:text-align="justify" style:justify-single-word="false" fo:text-indent="0.773cm" style:auto-text-indent="false"/>
      <style:text-properties style:font-name="Times New Roman1" fo:font-size="12pt" style:font-size-asian="12pt" style:font-name-complex="Times New Roman1" style:font-size-complex="12pt"/>
    </style:style>
    <style:style style:name="P17" style:family="paragraph" style:parent-style-name="Standard">
      <style:paragraph-properties fo:margin-left="0cm" fo:margin-right="0cm" fo:text-align="justify" style:justify-single-word="false" fo:text-indent="0.753cm" style:auto-text-indent="false"/>
      <style:text-properties style:font-name="Times New Roman1" fo:font-size="12pt" style:font-size-asian="12pt" style:font-name-complex="Times New Roman1" style:font-size-complex="12pt"/>
    </style:style>
    <style:style style:name="P18" style:family="paragraph" style:parent-style-name="Standard">
      <style:paragraph-properties fo:margin-left="-0.002cm" fo:margin-right="-0.002cm" fo:text-align="justify" style:justify-single-word="false" fo:text-indent="0cm" style:auto-text-indent="false">
        <style:tab-stops/>
      </style:paragraph-properties>
      <style:text-properties style:font-name="Times New Roman1" fo:font-size="12pt" style:font-size-asian="12pt" style:font-name-complex="Times New Roman1" style:font-size-complex="12pt"/>
    </style:style>
    <style:style style:name="P19" style:family="paragraph" style:parent-style-name="Standard">
      <style:paragraph-properties fo:margin-left="-0.002cm" fo:margin-right="-0.002cm" fo:text-align="justify" style:justify-single-word="false" fo:text-indent="0cm" style:auto-text-indent="false">
        <style:tab-stops/>
      </style:paragraph-properties>
      <style:text-properties style:font-name="Times New Roman1" fo:font-size="12pt" fo:language="es" fo:country="ES" style:font-size-asian="12pt" style:font-name-complex="Times New Roman1" style:font-size-complex="12pt"/>
    </style:style>
    <style:style style:name="P20" style:family="paragraph" style:parent-style-name="Standard">
      <style:paragraph-properties fo:margin-left="-0.002cm" fo:margin-right="-0.002cm" fo:text-align="justify" style:justify-single-word="false" fo:text-indent="0cm" style:auto-text-indent="false"/>
      <style:text-properties style:font-name="Times New Roman1" fo:font-size="12pt" fo:language="es" fo:country="MX" style:font-size-asian="12pt" style:font-name-complex="Times New Roman1" style:font-size-complex="12pt"/>
    </style:style>
    <style:style style:name="P21" style:family="paragraph" style:parent-style-name="Standard">
      <style:paragraph-properties fo:margin-left="-0.002cm" fo:margin-right="-0.002cm" fo:margin-top="0cm" fo:margin-bottom="0cm" fo:text-align="justify" style:justify-single-word="false" fo:text-indent="0cm" style:auto-text-indent="false">
        <style:tab-stops/>
      </style:paragraph-properties>
      <style:text-properties fo:color="#000000" style:font-name="Times New Roman1" fo:font-size="12pt" fo:language="es" fo:country="MX" fo:font-style="normal" style:text-underline-style="none" fo:font-weight="normal" style:font-name-asian="Times New Roman" style:font-size-asian="12pt" style:language-asian="es" style:country-asian="AR" style:font-style-asian="normal" style:font-weight-asian="normal" style:font-name-complex="Times New Roman1" style:font-size-complex="12pt" style:font-style-complex="normal" style:font-weight-complex="normal"/>
    </style:style>
    <style:style style:name="P22" style:family="paragraph" style:parent-style-name="Standard">
      <style:paragraph-properties fo:margin-left="1.445cm" fo:margin-right="0cm" fo:text-align="justify" style:justify-single-word="false" fo:text-indent="-1.445cm" style:auto-text-indent="false"/>
      <style:text-properties style:font-name="Times New Roman1" fo:font-size="12pt" style:font-size-asian="12pt" style:font-name-complex="Times New Roman1" style:font-size-complex="12pt"/>
    </style:style>
    <style:style style:name="P23" style:family="paragraph" style:parent-style-name="Standard">
      <style:paragraph-properties fo:margin-left="0.019cm" fo:margin-right="-0.245cm" fo:text-align="justify" style:justify-single-word="false" fo:text-indent="0cm" style:auto-text-indent="false">
        <style:tab-stops/>
      </style:paragraph-properties>
      <style:text-properties fo:color="#000000" style:font-name="Times New Roman1" fo:font-size="12pt" fo:language="es" fo:country="MX" style:font-size-asian="12pt" style:language-asian="es" style:country-asian="AR" style:font-name-complex="Times New Roman1" style:font-size-complex="12pt"/>
    </style:style>
    <style:style style:name="P24" style:family="paragraph" style:parent-style-name="Standard">
      <style:paragraph-properties fo:margin-left="0.019cm" fo:margin-right="-0.002cm" fo:text-align="justify" style:justify-single-word="false" fo:text-indent="0cm" style:auto-text-indent="false">
        <style:tab-stops/>
      </style:paragraph-properties>
      <style:text-properties fo:color="#000000" style:font-name="Times New Roman1" fo:font-size="12pt" fo:language="es" fo:country="MX" style:font-size-asian="12pt" style:language-asian="es" style:country-asian="AR" style:font-name-complex="Times New Roman1" style:font-size-complex="12pt"/>
    </style:style>
    <style:style style:name="P25" style:family="paragraph" style:parent-style-name="Standard">
      <style:paragraph-properties fo:margin-left="0.019cm" fo:margin-right="-0.002cm" fo:text-align="justify" style:justify-single-word="false" fo:text-indent="0cm" style:auto-text-indent="false">
        <style:tab-stops/>
      </style:paragraph-properties>
      <style:text-properties style:font-name="Times New Roman1" fo:font-size="12pt" fo:language="es" fo:country="MX" style:font-size-asian="12pt" style:font-name-complex="Times New Roman1" style:font-size-complex="12pt"/>
    </style:style>
    <style:style style:name="P26" style:family="paragraph" style:parent-style-name="Standard">
      <style:paragraph-properties fo:margin-left="1.445cm" fo:margin-right="0cm" fo:text-align="justify" style:justify-single-word="false" fo:text-indent="0cm" style:auto-text-indent="false"/>
      <style:text-properties style:font-name="Times New Roman1" fo:font-size="12pt" style:font-size-asian="12pt" style:font-name-complex="Times New Roman1" style:font-size-complex="12pt"/>
    </style:style>
    <style:style style:name="P27" style:family="paragraph" style:parent-style-name="Standard">
      <style:paragraph-properties fo:margin-left="0.019cm" fo:margin-right="-0.002cm" fo:text-align="justify" style:justify-single-word="false" fo:text-indent="-0.041cm" style:auto-text-indent="false">
        <style:tab-stops/>
      </style:paragraph-properties>
      <style:text-properties style:font-name="Times New Roman1" fo:font-size="12pt" style:font-size-asian="12pt" style:language-asian="es" style:country-asian="AR" style:font-name-complex="Times New Roman1" style:font-size-complex="12pt"/>
    </style:style>
    <style:style style:name="P28" style:family="paragraph" style:parent-style-name="Standard">
      <style:paragraph-properties fo:margin-left="-0.002cm" fo:margin-right="-0.226cm" fo:text-align="justify" style:justify-single-word="false" fo:text-indent="0cm" style:auto-text-indent="false"/>
      <style:text-properties style:font-name="Times New Roman1" fo:font-size="12pt" fo:language="es" fo:country="MX" style:font-size-asian="12pt" style:font-name-complex="Times New Roman1" style:font-size-complex="12pt"/>
    </style:style>
    <style:style style:name="P29" style:family="paragraph" style:parent-style-name="Text_20_body_20_indent">
      <style:text-properties style:font-name="Times New Roman1" fo:font-size="12pt" style:font-size-asian="12pt" style:font-name-complex="Times New Roman1" style:font-size-complex="12pt"/>
    </style:style>
    <style:style style:name="P30" style:family="paragraph" style:parent-style-name="Standard">
      <style:paragraph-properties fo:margin-left="6.045cm" fo:margin-right="0cm" fo:text-align="justify" style:justify-single-word="false" fo:text-indent="-6.045cm" style:auto-text-indent="false">
        <style:tab-stops/>
      </style:paragraph-properties>
    </style:style>
    <style:style style:name="P31" style:family="paragraph" style:parent-style-name="Standard">
      <style:paragraph-properties fo:margin-left="3.948cm" fo:margin-right="0cm" fo:text-align="justify" style:justify-single-word="false" fo:text-indent="-3.948cm" style:auto-text-indent="false">
        <style:tab-stops/>
      </style:paragraph-properties>
      <style:text-properties style:font-name="Times New Roman1" fo:font-size="12pt" style:font-size-asian="12pt" style:font-name-complex="Times New Roman1" style:font-size-complex="12pt"/>
    </style:style>
    <style:style style:name="P32" style:family="paragraph" style:parent-style-name="Standard" style:master-page-name="Standard">
      <style:paragraph-properties fo:text-align="center" style:justify-single-word="false" style:page-number="auto"/>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Standard" style:list-style-name="L1">
      <style:paragraph-properties fo:margin-left="1.445cm" fo:margin-right="0cm" fo:text-align="justify" style:justify-single-word="false" fo:text-indent="0cm" style:auto-text-indent="false"/>
      <style:text-properties style:font-name="Times New Roman1" fo:font-size="12pt" style:font-size-asian="12pt" style:font-name-complex="Times New Roman1" style:font-size-complex="12pt"/>
    </style:style>
    <style:style style:name="P34" style:family="paragraph" style:parent-style-name="Text_20_body">
      <style:text-properties fo:language="en" fo:country="US"/>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style:font-name="Times New Roman1" fo:font-size="12pt" style:font-size-asian="12pt" style:font-name-complex="Times New Roman1" style:font-size-complex="12pt"/>
    </style:style>
    <style:style style:name="T4" style:family="text">
      <style:text-properties fo:language="es" fo:country="MX"/>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4">PROYECTO DE ORDENANZA Nº 530/14 </text:span>APROBADO EN PRIMERA LECTURA</text:p>
      <text:p text:style-name="P8"/>
      <text:p text:style-name="P30">DESCRIPCIÓN SINTÉTICA: <text:span text:style-name="T3">DESAFECTA DOMINIO PÚBLICO. DONA A MINISTERIO DE EDUCACIÓN CON DESTINO ESPECÍFICO PARTE PARCELA 19-2-F-221-02.</text:span></text:p>
      <text:p text:style-name="P15"/>
      <text:p text:style-name="P9"/>
      <text:p text:style-name="P9">ANTECEDENTES</text:p>
      <text:h text:style-name="Heading_20_4" text:outline-level="4" text:is-list-header="true"/>
      <text:p text:style-name="P16">Carta Orgánica Municipal de Bariloche, artículo 202, Capítulo I, Políticas Sociales.</text:p>
      <text:p text:style-name="P16"/>
      <text:p text:style-name="P16">Ordenanza 2340-CM-12: Desafectar dominio público municipal a privado parte parcela 19-2-J-240-02A. Ceder educación destino específico. </text:p>
      <text:p text:style-name="P16"/>
      <text:p text:style-name="P16">Ordenanza 2259-CM-11: Ceder fracción parcela 19-2-F-221-O2 a Provincia de Río Negro.</text:p>
      <text:p text:style-name="P16"/>
      <text:p text:style-name="P16">Ordenanza 2187-CM-11: Ceder con cargo a Ministerio Educación inmueble 19-3-A-021-05A</text:p>
      <text:p text:style-name="P16"/>
      <text:p text:style-name="P16">Ordenanza <text:s/>2162-CM-11: Cesión en propiedad parte de la parcela 19-2P-286-01 a la Provincia de Río Negro para 1a construcción de una unidad de orden público.</text:p>
      <text:p text:style-name="P16"/>
      <text:p text:style-name="P16">Ordenanza 2083-CM-10: Mecanismos para cesiones, comodatos, uso-habitación, inmuebles municipales.</text:p>
      <text:p text:style-name="P16"/>
      <text:p text:style-name="P16">Ordenanza 1796-CM-O7: Ceder sector de la parcela 19-2K-003A-12 a1 Consejo Provincial de Educación para la construcción de 1a escuela de jornada extendida.</text:p>
      <text:p text:style-name="P16"/>
      <text:p text:style-name="P16">Ordenanza 1619-CM-06: Ceder al Consejo Provincial de Educación parte de la reserva fiscal designada catastralmente como 19-2-P-187-02.</text:p>
      <text:p text:style-name="P16"/>
      <text:p text:style-name="P16">Ordenanza 1442-CM-04: Modificación artículo 1º Ordenanza 1430-CM-04 <text:s/>tierra Consejo Educación.</text:p>
      <text:p text:style-name="P16"/>
      <text:p text:style-name="P16">Ordenanza 893-CM-98: Ceder al Consejo Provincial de Educación parcelas para construcción de polimodal. </text:p>
      <text:p text:style-name="P16"/>
      <text:p text:style-name="P16">Ordenanza 892-CM-98: Ceder a Consejo Provincial de Educación lote para construcción de EGB.</text:p>
      <text:p text:style-name="P16"/>
      <text:p text:style-name="P16">Ordenanza 838-CM-98: Desafectar del dominio público municipal NC 19-2-J-240- <text:s/>01A. Afecta al dominio público municipal el espacio verde individualizado como 19-2-J-240-02A.</text:p>
      <text:p text:style-name="P16"/>
      <text:p text:style-name="P16">Ordenanza 768-CM-97: Ceder al Consejo Provincial de Educación lote para construcción edificio escuela general básica. </text:p>
      <text:p text:style-name="P16"/>
      <text:p text:style-name="P16">Ordenanza 724-CM-97: Aprobar transferencia dominio parcela al Consejo Provincial de Educación, Instituto Formación y Perfeccionamiento docente. </text:p>
      <text:p text:style-name="P16"/>
      <text:p text:style-name="P16">Ordenanza 720-CM-97: Modificación Ordenanza 702-CM-97 ceder a CPE lote para construcción jardín N°52.</text:p>
      <text:p text:style-name="P16"/>
      <text:p text:style-name="P16"><text:soft-page-break/>Ordenanza 555-CM-96: Cesión al Consejo Provincial de Educación una parcela de 48 metros por 87,5 metros en el barrio El Frutillar.</text:p>
      <text:p text:style-name="P16"/>
      <text:p text:style-name="P16">Nota N° 1324/13 - CEZA: remitida por el Delegado Regional de Educación Zona Andina, Sr. Pablo Zúcaro, del Ministerio de Educación y Derechos Huamanos de la Provincia de Río Negro, fundamentando la solicitud de terrenos para la implantación y construcción de escuelas.</text:p>
      <text:p text:style-name="P16"/>
      <text:p text:style-name="P16">Plancheta y folio parcelario.</text:p>
      <text:p text:style-name="P16"/>
      <text:p text:style-name="P6">FUNDAMENTOS</text:p>
      <text:p text:style-name="P6"/>
      <text:p text:style-name="P17">La Municipalidad concibe la educación como instrumento fundamental para la formación y promoción integral y la socialización de la persona. Establece el carácter concurrente y coopera con 1a jurisdicción provincial en 1a prestación del servicio educativo en su ámbito. Promueve acciones de educación no formal en los temas que considere prioritarios para el desarrollo comunitario.</text:p>
      <text:p text:style-name="P17"/>
      <text:p text:style-name="P17">En el Barrio San Francisco “ya en el ciclo 2013 quedaron niños sin vacantes en sala de 4 años, debido a una explosión demográfica desbordante por 1a inauguración de barrios que suman más de 400 familias”, según expresa la nota de pedido de la cartera provincial de educación, lo que hace necesario contar con la infraestructura acorde a esta demanda.</text:p>
      <text:p text:style-name="P17"/>
      <text:p text:style-name="P17">Atento a los requerimientos específicos que plantea el Ministerio de Educación y Derechos Humanos de la Provincia de Río Negro, el Gobierno Municipal considera que existe una parcela de dominio público municipal identificada como 19-2-F-221-1A comprendida por las calles Caracas, México, Costa Rica y Lima, de una superficie de 9.174 metros cuadrados, aproximadamente, la cual tiene 1a aptitud y es factible de utilizar para la construcción de infraestructura educativa. A tal fin, se determina un polígono de 974 metros cuadrados de superficie adyacente a la escuela 311 para destinarlo a la construcción de un establecimiento educativo de nivel inicial.</text:p>
      <text:p text:style-name="P17"/>
      <text:p text:style-name="P17">Por lo expuesto, y reafirmando el compromiso municipal con la educación y la cooperación con 1a jurisdicción provincial, y a los efectos de satisfacer la demanda de tierra para la construcción de un edificio escolar público, se resuelve proceder a la donación de la fracción de parcela mencionada de acuerdo al contenido de la presente ordenanza.</text:p>
      <text:p text:style-name="P17"/>
      <text:p text:style-name="Text_20_body_20_indent">AUTORA: <text:span text:style-name="T3">Intendente Municipal, Lic. María Eugenia Martini.</text:span></text:p>
      <text:p text:style-name="P29"/>
      <text:p text:style-name="P31">COLABORADORES: Concejal Ramón Chiocconi; Sr. Delegado Regional de Educación, Pablo Zúcaro; Subsecretario de Planeamiento Territorial, Arq. Marcelo Frischknecht.</text:p>
      <text:p text:style-name="P7"/>
      <text:p text:style-name="P7"/>
      <text:p text:style-name="P7"/>
      <text:p text:style-name="P7"/>
      <text:p text:style-name="P7"/>
      <text:p text:style-name="P7"/>
      <text:p text:style-name="P7"/>
      <text:p text:style-name="P7"/>
      <text:p text:style-name="P7"/>
      <text:p text:style-name="Text_20_body_20_indent"/>
      <text:p text:style-name="Text_20_body">El proyecto original Nº 530/14 fue aprobado en primera lectura en la sesión del día 3 de abril de 2014, según consta en el Acta Nº 1016/14. Por ello, en ejercicio de las atribuciones que le otorga el Art. 38, inciso 2, de la Carta Orgánica Municipal,</text:p>
      <text:p text:style-name="Text_20_body"><text:soft-page-break/>EL CONCEJO MUNICIPAL DE SAN CARLOS DE BARILOCHE</text:p>
      <text:p text:style-name="Text_20_body">SANCIONA CON CARÁCTER DE </text:p>
      <text:p text:style-name="Text_20_body"/>
      <text:p text:style-name="P10">ORDENANZA</text:p>
      <text:p text:style-name="P10"/>
      <table:table table:name="Tabla1" table:style-name="Tabla1">
        <table:table-column table:style-name="Tabla1.A"/>
        <table:table-column table:style-name="Tabla1.B"/>
        <table:table-row table:style-name="Tabla1.1">
          <table:table-cell table:style-name="Tabla1.A1" office:value-type="string">
            <text:p text:style-name="P12">Art. <text:s/>1°) </text:p>
          </table:table-cell>
          <table:table-cell table:style-name="Tabla1.A1" office:value-type="string">
            <text:p text:style-name="P18">Se desafecta del dominio público municipal una fracción de novecientos setenta y cuatro metros cuadrados (974 m2) que forma parte del espacio verde, catastralmente identificado como 19-2-F-221-02, ello conforme al anexo I de la presente.</text:p>
            <text:p text:style-name="P18"/>
          </table:table-cell>
        </table:table-row>
        <table:table-row table:style-name="Tabla1.1">
          <table:table-cell table:style-name="Tabla1.A1" office:value-type="string">
            <text:p text:style-name="P13">Art. <text:s/>2°)</text:p>
          </table:table-cell>
          <table:table-cell table:style-name="Tabla1.A1" office:value-type="string">
            <text:p text:style-name="P19">Se autoriza al Departamento Ejecutivo Municipal a suscribir convenio de cesión de derechos de dominio a título gratuito con el Ministerio de Educación y Derechos Humanos de 1a Provincia de Río Negro, sobre el bien municipal determinado en el artículo 1° de la presente Ordenanza.</text:p>
            <text:p text:style-name="P19"/>
          </table:table-cell>
        </table:table-row>
        <table:table-row table:style-name="Tabla1.1">
          <table:table-cell table:style-name="Tabla1.A1" office:value-type="string">
            <text:p text:style-name="P13">Art. <text:s/>3º) </text:p>
          </table:table-cell>
          <table:table-cell table:style-name="Tabla1.A1" office:value-type="string">
            <text:p text:style-name="P24">Se impone como condición resolutoria de 1a presente cesión de dominio, la construcción de un inmueble destinado al funcionamiento de un centro educativo de nivel inicial, que deberá ajustarse a las normas de planeamiento y edificación vigentes, con prohibición expresa de realizar en ella ninguna otra actividad diferente a la indicada en este artículo.</text:p>
            <text:p text:style-name="P23"/>
          </table:table-cell>
        </table:table-row>
        <table:table-row table:style-name="Tabla1.1">
          <table:table-cell table:style-name="Tabla1.A1" office:value-type="string">
            <text:p text:style-name="P13">Art. <text:s/>4º)</text:p>
          </table:table-cell>
          <table:table-cell table:style-name="Tabla1.A1" office:value-type="string">
            <text:p text:style-name="P22">Se otorgan los siguientes plazos para la gestión y ejecución de las obras:</text:p>
            <text:p text:style-name="P22"/>
            <text:p text:style-name="P26">1) Dentro de los tres (3) meses de promulgada la presente ordenanza, el cercado de la fracción de la parcela cedida y colocación de un cartel con la indicación del destino de la construcción y la aclaración de que el predio fue cedido por la Municipalidad de San Carlos de Bariloche.</text:p>
            <text:p text:style-name="P26"/>
            <text:p text:style-name="P26">2) Presentación de planos de obra para su aprobación municipal, dentro del plazo de un (1) año de la fecha de promulgada la presente ordenanza.</text:p>
            <text:p text:style-name="P26"/>
            <text:p text:style-name="P26">3) Inicio de obra: dentro de los seis (6) meses de la fecha de aprobación del expediente de obra.</text:p>
            <text:p text:style-name="P26"/>
            <text:list xml:id="list9964734452" text:style-name="L1">
              <text:list-header>
                <text:p text:style-name="P33">4) Obtención del final de obra: en un plazo no mayor de veinticuatro (24) meses a partir de aprobado el expediente de obra.</text:p>
                <text:p text:style-name="P33"/>
              </text:list-header>
            </text:list>
          </table:table-cell>
        </table:table-row>
        <table:table-row table:style-name="Tabla1.1">
          <table:table-cell table:style-name="Tabla1.A1" office:value-type="string">
            <text:p text:style-name="P13">Art. <text:s/>5º)</text:p>
            <text:p text:style-name="P13"/>
            <text:p text:style-name="P13"/>
          </table:table-cell>
          <table:table-cell table:style-name="Tabla1.A1" office:value-type="string">
            <text:p text:style-name="P27">De no cumplirse con lo establecido en los artículos 3° y 4° de la presente Ordenanza, la donación quedará sin efecto, restituyéndose el bien al dominio público municipal, con las mejoras realizadas.</text:p>
            <text:p text:style-name="P27"/>
          </table:table-cell>
        </table:table-row>
        <table:table-row table:style-name="Tabla1.1">
          <table:table-cell table:style-name="Tabla1.A1" office:value-type="string">
            <text:p text:style-name="P13">Art. <text:s/>6°) </text:p>
          </table:table-cell>
          <table:table-cell table:style-name="Tabla1.A1" office:value-type="string">
            <text:p text:style-name="P20">Los gastos que ocasione el cumplimiento de la presente Ordenanza estarán a cargo del Ministerio de Educación provincial, quien debe cumplimentar el deslinde y el traslado de dominio en un plazo no mayor a un año de la fecha de sancionada la presente. A los fines de la transferencia de dominio, en la escritura pública se debe transcribir íntegramente el contenido de la presente Ordenanza.</text:p>
            <text:p text:style-name="P28"/>
          </table:table-cell>
        </table:table-row>
        <table:table-row table:style-name="Tabla1.1">
          <table:table-cell table:style-name="Tabla1.A1" office:value-type="string">
            <text:p text:style-name="P13">Art. <text:s/>7º)</text:p>
          </table:table-cell>
          <table:table-cell table:style-name="Tabla1.A1" office:value-type="string">
            <text:p text:style-name="P25">Se encomienda al Instituto Municipal de Tierras y Viviendas pasa el Hábitat Social (IMTVHS) registrar 1a situación que motiva 1a presente Ordenanza, al tenor de lo dispuesto en la Ordenanza 2083-CM-10. </text:p>
            <text:p text:style-name="P25"/>
          </table:table-cell>
        </table:table-row>
        <table:table-row table:style-name="Tabla1.1">
          <table:table-cell table:style-name="Tabla1.A1" office:value-type="string">
            <text:p text:style-name="P13">Art. <text:s/>8º)</text:p>
          </table:table-cell>
          <table:table-cell table:style-name="Tabla1.A1" office:value-type="string">
            <text:p text:style-name="P21"><text:span text:style-name="eacep1">Comuníquese. Publíquese en el Boletín Oficial. Tómese razón. Cumplido, archívese.</text:span></text:p>
          </table:table-cell>
        </table:table-row>
      </table:table>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eacep1" style:family="text" style:parent-style-name="Fuente_20_de_20_párrafo_20_predeter.">
      <style:text-properties fo:color="#00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2"><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4-08T10:06:25</dc:date>
    <meta:print-date>2014-04-08T09:51:56</meta:print-date>
    <meta:editing-cycles>30</meta:editing-cycles>
    <meta:editing-duration>PT19M</meta:editing-duration>
    <meta:generator>LibreOffice/3.5$Linux_x86 LibreOffice_project/350m1$Build-2</meta:generator>
    <meta:printed-by>Claudia </meta:printed-by>
    <meta:document-statistic meta:table-count="1" meta:image-count="1" meta:object-count="0" meta:page-count="3" meta:paragraph-count="53" meta:word-count="1099" meta:character-count="7450" meta:non-whitespace-character-count="6213"/>
    <meta:user-defined meta:name="Información 1"/>
    <meta:user-defined meta:name="Información 2"/>
    <meta:user-defined meta:name="Información 3"/>
    <meta:user-defined meta:name="Información 4"/>
  </office:meta>
</office:document-meta>
</file>